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26.46mm" fo:break-before="auto" style:use-optimal-row-height="false"/>
    </style:style>
    <style:style style:name="ro4" style:family="table-row">
      <style:table-row-properties style:row-height="20.64mm" fo:break-before="auto" style:use-optimal-row-height="false"/>
    </style:style>
    <style:style style:name="ro5" style:family="table-row">
      <style:table-row-properties style:row-height="18.79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° du test</text:p>
          </table:table-cell>
          <table:table-cell table:style-name="ce1" office:value-type="string" calcext:value-type="string">
            <text:p>Nom du test</text:p>
          </table:table-cell>
          <table:table-cell table:style-name="Default" office:value-type="string" calcext:value-type="string">
            <text:p>Résultat Attendu</text:p>
          </table:table-cell>
          <table:table-cell table:style-name="Default" office:value-type="string" calcext:value-type="string">
            <text:p>Test Effectué</text:p>
          </table:table-cell>
          <table:table-cell table:style-name="Default" office:value-type="string" calcext:value-type="string">
            <text:p>Résultat Obten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 Hors Connexion pour accèder ou voir certaines pages</text:p>
          </table:table-cell>
          <table:table-cell office:value-type="string" calcext:value-type="string">
            <text:p>Hors connexion, on est seulement capable de se connecter ou d’aller à l’accueil </text:p>
          </table:table-cell>
          <table:table-cell office:value-type="string" calcext:value-type="string">
            <text:p>Déplacement d’une page à l’autre, et affiche de la page acceuil et connexion uniquement</text:p>
          </table:table-cell>
          <table:table-cell office:value-type="string" calcext:value-type="string">
            <text:p>Les rediréctions fonctionnent, affichage de la page acceuil et connexion uniqueme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est Connexion avec un utilisateur possèdant un mdp et un user</text:p>
          </table:table-cell>
          <table:table-cell office:value-type="string" calcext:value-type="string">
            <text:p>L’utilisateur, grâce à son mot de passe et son user, peut se connecter via une page de connexion qui renvoie vers l’accueil</text:p>
          </table:table-cell>
          <table:table-cell office:value-type="string" calcext:value-type="string">
            <text:p>Connexion avec utilisateur villou et mdp VilLou!</text:p>
          </table:table-cell>
          <table:table-cell office:value-type="string" calcext:value-type="string">
            <text:p>Connexion effectuée, Affichage des pages accueil, médicaments, profil l’option de se déconnecter</text:p>
          </table:table-cell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est Connexion sans mdp ou utilisateur</text:p>
          </table:table-cell>
          <table:table-cell office:value-type="string" calcext:value-type="string">
            <text:p>Message d’erreur et renvoi vers la page de connexion</text:p>
          </table:table-cell>
          <table:table-cell office:value-type="string" calcext:value-type="string">
            <text:p>Connexion sans utilisateur et connexion sans mdp</text:p>
          </table:table-cell>
          <table:table-cell office:value-type="string" calcext:value-type="string">
            <text:p>Connexion échoué, message d’erreur indiquant les champs manquants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est Consultation Praticien en étant un collaborateur</text:p>
          </table:table-cell>
          <table:table-cell office:value-type="string" calcext:value-type="string">
            <text:p>Lorsque l’on sélectionne un praticien, on s’attend à recevoir les informations du praticien</text:p>
          </table:table-cell>
          <table:table-cell office:value-type="string" calcext:value-type="string">
            <text:p>Sélection du praticien “Cauchy Denis” dans les praticiens disponible en étant connécté avec un collaborateur</text:p>
          </table:table-cell>
          <table:table-cell office:value-type="string" calcext:value-type="string">
            <text:p>Redirection vers une page qui affiche les informations concernant le praticien séléctioné</text:p>
          </table:table-cell>
        </table:table-row>
        <table:table-row table:style-name="ro5">
          <table:table-cell table:style-name="Default" table:number-columns-repeated="5"/>
        </table:table-row>
        <table:table-row table:style-name="ro6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4:41:54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2-11-09T16:37:09.759000000</dc:date>
    <meta:editing-duration>PT4H16M38S</meta:editing-duration>
    <meta:editing-cycles>18</meta:editing-cycles>
    <meta:document-statistic meta:table-count="1" meta:cell-count="25" meta:object-count="0"/>
  </office:meta>
</office:document-meta>
</file>